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624be" officeooo:paragraph-rsid="001624be" fo:background-color="transparent"/>
    </style:style>
    <style:style style:name="P6" style:family="paragraph" style:parent-style-name="Standard">
      <style:paragraph-properties fo:text-align="start" style:justify-single-word="false"/>
      <style:text-properties officeooo:rsid="001624be" officeooo:paragraph-rsid="002148ea" fo:background-color="transparent"/>
    </style:style>
    <style:style style:name="P7" style:family="paragraph" style:parent-style-name="Standard">
      <style:paragraph-properties fo:text-align="start" style:justify-single-word="false"/>
      <style:text-properties officeooo:rsid="001624be" officeooo:paragraph-rsid="002254b0" fo:background-color="transparent"/>
    </style:style>
    <style:style style:name="P8" style:family="paragraph" style:parent-style-name="Standard">
      <style:paragraph-properties fo:text-align="start" style:justify-single-word="false"/>
      <style:text-properties officeooo:rsid="0017f6a8" officeooo:paragraph-rsid="0017f6a8" fo:background-color="transparent"/>
    </style:style>
    <style:style style:name="P9" style:family="paragraph" style:parent-style-name="Standard">
      <style:paragraph-properties fo:text-align="start" style:justify-single-word="false"/>
      <style:text-properties officeooo:rsid="001c4d04" officeooo:paragraph-rsid="001c4d04" fo:background-color="transparent"/>
    </style:style>
    <style:style style:name="P10" style:family="paragraph" style:parent-style-name="Standard">
      <style:paragraph-properties fo:text-align="start" style:justify-single-word="false"/>
      <style:text-properties officeooo:rsid="0010d1f0" officeooo:paragraph-rsid="000cd561" fo:background-color="#ff6600"/>
    </style:style>
    <style:style style:name="P11" style:family="paragraph" style:parent-style-name="Standard">
      <style:paragraph-properties fo:text-align="start" style:justify-single-word="false"/>
      <style:text-properties officeooo:rsid="0010d1f0" officeooo:paragraph-rsid="000cdf9b" fo:background-color="#ff6600"/>
    </style:style>
    <style:style style:name="P12" style:family="paragraph" style:parent-style-name="Standard">
      <style:paragraph-properties fo:text-align="start" style:justify-single-word="false"/>
      <style:text-properties officeooo:rsid="0014c4e8" officeooo:paragraph-rsid="0014c4e8"/>
    </style:style>
    <style:style style:name="P13" style:family="paragraph" style:parent-style-name="Standard">
      <style:paragraph-properties fo:text-align="start" style:justify-single-word="false"/>
      <style:text-properties officeooo:paragraph-rsid="002254b0"/>
    </style:style>
    <style:style style:name="P14" style:family="paragraph" style:parent-style-name="Standard">
      <style:paragraph-properties fo:text-align="start" style:justify-single-word="false"/>
      <style:text-properties officeooo:rsid="001624be" officeooo:paragraph-rsid="001624be" fo:background-color="transparent"/>
    </style:style>
    <style:style style:name="P15" style:family="paragraph" style:parent-style-name="Standard">
      <style:paragraph-properties fo:text-align="start" style:justify-single-word="false"/>
      <style:text-properties officeooo:rsid="001c4d04" officeooo:paragraph-rsid="001c4d04" fo:background-color="transparent"/>
    </style:style>
    <style:style style:name="P16" style:family="paragraph" style:parent-style-name="Standard">
      <style:paragraph-properties fo:text-align="start" style:justify-single-word="false"/>
      <style:text-properties officeooo:rsid="00249d46" officeooo:paragraph-rsid="00249d46" fo:background-color="transparent"/>
    </style:style>
    <style:style style:name="P17" style:family="paragraph" style:parent-style-name="Standard">
      <style:paragraph-properties fo:text-align="start" style:justify-single-word="false"/>
      <style:text-properties officeooo:rsid="002605f8" officeooo:paragraph-rsid="001c4d04" fo:background-color="transparent"/>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2148ea" fo:background-color="transparent" loext:char-shading-value="0"/>
    </style:style>
    <style:style style:name="T4" style:family="text">
      <style:text-properties officeooo:rsid="0016a66d" fo:background-color="transparent" loext:char-shading-value="0"/>
    </style:style>
    <style:style style:name="T5" style:family="text">
      <style:text-properties officeooo:rsid="000dcf2f"/>
    </style:style>
    <style:style style:name="T6" style:family="text">
      <style:text-properties fo:background-color="#ffffff" loext:char-shading-value="0"/>
    </style:style>
    <style:style style:name="T7" style:family="text">
      <style:text-properties officeooo:rsid="000dcf2f" fo:background-color="#ffffff" loext:char-shading-value="0"/>
    </style:style>
    <style:style style:name="T8" style:family="text">
      <style:text-properties officeooo:rsid="0010d1f0" fo:background-color="#ffffff" loext:char-shading-value="0"/>
    </style:style>
    <style:style style:name="T9" style:family="text">
      <style:text-properties officeooo:rsid="0013f03c" fo:background-color="#ffffff" loext:char-shading-value="0"/>
    </style:style>
    <style:style style:name="T10" style:family="text">
      <style:text-properties officeooo:rsid="0014c4e8" fo:background-color="#ffffff" loext:char-shading-value="0"/>
    </style:style>
    <style:style style:name="T11" style:family="text">
      <style:text-properties officeooo:rsid="002605f8" fo:background-color="#ffffff" loext:char-shading-value="0"/>
    </style:style>
    <style:style style:name="T12" style:family="text">
      <style:text-properties officeooo:rsid="0010d1f0"/>
    </style:style>
    <style:style style:name="T13" style:family="text">
      <style:text-properties officeooo:rsid="0011c2a5"/>
    </style:style>
    <style:style style:name="T14" style:family="text">
      <style:text-properties officeooo:rsid="0013f03c"/>
    </style:style>
    <style:style style:name="T15" style:family="text">
      <style:text-properties officeooo:rsid="000cdf9b"/>
    </style:style>
    <style:style style:name="T16" style:family="text">
      <style:text-properties officeooo:rsid="0016a66d"/>
    </style:style>
    <style:style style:name="T17" style:family="text">
      <style:text-properties officeooo:rsid="00199588"/>
    </style:style>
    <style:style style:name="T18" style:family="text">
      <style:text-properties officeooo:rsid="001c4d04"/>
    </style:style>
    <style:style style:name="T19" style:family="text">
      <style:text-properties officeooo:rsid="001cde06"/>
    </style:style>
    <style:style style:name="T20" style:family="text">
      <style:text-properties officeooo:rsid="002148ea"/>
    </style:style>
    <style:style style:name="T21" style:family="text">
      <style:text-properties officeooo:rsid="00238a0e"/>
    </style:style>
    <style:style style:name="T22" style:family="text">
      <style:text-properties fo:background-color="#ffff00" loext:char-shading-value="0"/>
    </style:style>
    <style:style style:name="T23"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12">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12">r</text:span> une partie. L’UDP va servir à la connexion, le TCP au échanges nécessaires pour le jeu.</text:p>
      <text:p text:style-name="P2"><text:tab/>-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14">on fait</text:span> une copie locale du poisson sur le client . <text:span text:style-name="T14">Il</text:span> re<text:span text:style-name="T14">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15">Ça limite la quantité d’info envoyé à chaque fois.</text:span></text:p>
      <text:p text:style-name="P10"/>
      <text:p text:style-name="P3"><text:tab/>- Lorsque le joueur pose sa <text:span text:style-name="T6">ligne, </text:span><text:span text:style-name="T10">le client</text:span><text:span text:style-name="T6"> envoie la position au serveur, qui l’indique alors dans sa grille ? →</text:span><text:span text:style-name="T10"> Le serveur</text:span><text:span text:style-name="T8"> le met sur la grille et le thread poisson gère les </text:span><text:span text:style-name="T10">réactions</text:span><text:span text:style-name="T8"> du poisson en vérifiant ce qui se trouve autour de lui, par exemple au moment de se </text:span><text:span text:style-name="T10">déplacer,</text:span><text:span text:style-name="T8"> il regarde toutes les directions pour savoir si il y a une canne pas loin. </text:span><text:span text:style-name="T6"><text:s/>Un</text:span> « chrono » se met en place, et si le joueur relève sa ligne avant la fin du chrono (en envoyant un message au serveur), le serveur lui envoie « poisson attrapé », un point et la valeur du poisson en poireaus. On déclenche alors un événement dans la zone de 3x3, qui fait <text:span text:style-name="T13">fuir</text:span> les poissons dans cette zone pendant 5 tours.</text:p>
      <text:p text:style-name="P3"><text:tab/>- Comment gérer<text:span text:style-name="T6"> les tours </text:span><text:span text:style-name="T8">? </text:span><text:span text:style-name="T9">Un tour dure 3 secondes, ils ne sont utilisés que pour bloquer un joueur (1 tour) et garder les poissons en mode fuite (5 tours)</text:span></text:p>
      <text:p text:style-name="P11"/>
      <text:p text:style-name="P11"/>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5">Le serveu</text:span><text:span text:style-name="T7">r informe que le joueur a bien pêché un pneu (Mais alors qui gère la pêche réellement ? Serveur ou client ? Est-ce que le client sait que c’est un pneu qu’il pêche ? Ou le joueur pêche dans cette case et le serveur lui informe que c’est un pneu) → Le joueur indique au serveur ou il a posé sa ligne si un pneu se trouve sur cette case, le serveur lui dit qu’il est bloque a cause d’un obstacle., le joueur est alors bloqué (être bloqué, c’est le joueur qui le gère ou le serveur ? Ce serait plus pratique le joueur, mai</text:span><text:span text:style-name="T5">s est-ce que ce serait mieux? Si c’est le joueur qui gère, le serveur doit être au courant que le j</text:span><text:span text:style-name="T7">oueur est bloqué ? Rien que dire « J1 est bloqué parce qu’il a pêché un pneu ») → <text:s/>Le joueur gère il a un chrono a lui : en temps normal il doit y avoir 3 secondes entre chaque d</text:span><text:span text:style-name="T11">é</text:span><text:span text:style-name="T7">placement de ligne donc s’il tombe sur un pneu il augmente son chrono de 3 secondes.</text:span></text:p>
      <text:p text:style-name="P3"><text:tab/>-Dynamite : <text:span text:style-name="T5">Même problème que pour le pneu, mais le serveur doit de toute façon être informé pour casser la ligne adverse, arrêter le mode furtif, faire gagner les poissons → <text:s/>idem que pour le pneu, le serveur indique au joueur ce qu’il a pêché et le client agit en conséquence.</text:span></text:p>
      <text:p text:style-name="P3"><text:tab/>-Requin : <text:span text:style-name="T5">Est ce que le client sait direct qu’il pêche un requin → <text:s/>Même comportement que la dynamite et le pneu</text:span></text:p>
      <text:p text:style-name="P3"><text:tab/>-<text:span text:style-name="T5">Fin du jeu : dès qu’un joueur a 15 points, le client associé envoie le message au serveur, la partie se termine, tous les objets sont détruits et les threads sont arrêtés</text:span></text:p>
      <text:p text:style-name="P3"><text:tab/>- <text:span text:style-name="T5">En cas de déconnexion, la partie prend fin</text:span></text:p>
      <text:p text:style-name="P3"/>
      <text:p text:style-name="P3"/>
      <text:p text:style-name="P5">Structures nécessaires : Messages</text:p>
      <text:p text:style-name="P5"><text:soft-page-break/>Client vers serveur : CS ; Serveur vers Client : SC</text:p>
      <text:p text:style-name="P7"><text:tab/>- Connexion Client au serveur (UDP) CS : <text:span text:style-name="T16">Type message, adresse, pid</text:span></text:p>
      <text:p text:style-name="P7"><text:tab/>-Connexion Client au serveur (TCP) CS : <text:span text:style-name="T16">Type message, adresse, pid</text:span></text:p>
      <text:p text:style-name="P7"><text:tab/>-Informations TCP SC : <text:span text:style-name="T16">Type message, adresse, idJoueur</text:span></text:p>
      <text:p text:style-name="P13"><text:span text:style-name="T2"><text:tab/>-Création poisson SC : </text:span><text:span text:style-name="T4">Type message, </text:span><text:span text:style-name="T3">objet, position, id poisson</text:span></text:p>
      <text:p text:style-name="P7"><text:tab/>-<text:span text:style-name="T20">Fin Poisson SC : Type message, position, id poisson</text:span></text:p>
      <text:p text:style-name="P7"><text:tab/>-Mouvement poisson SC : <text:span text:style-name="T16">Type message, position, idpoisson</text:span></text:p>
      <text:p text:style-name="P7"><text:tab/>-Pose de ligne CS: <text:span text:style-name="T16">Type message, </text:span>p<text:span text:style-name="T20">osition, idJoueur</text:span></text:p>
      <text:p text:style-name="P7"><text:tab/>-Relevé de ligne CS : <text:span text:style-name="T16">Type message, </text:span>p<text:span text:style-name="T20">osition, idJoueur</text:span></text:p>
      <text:p text:style-name="P7"><text:tab/>-Résultat de la pêche (pneu, poisson, requin, dynamite) SC : <text:span text:style-name="T16">Type message, objet</text:span></text:p>
      <text:p text:style-name="P7"><text:tab/>-Passage en mode furtif CS: <text:span text:style-name="T16">Type message, idJoueur</text:span></text:p>
      <text:p text:style-name="P6"><text:tab/>-Fin du mode furif SC : <text:s/><text:span text:style-name="T16">Type message</text:span></text:p>
      <text:p text:style-name="P5"><text:tab/>-<text:span text:style-name="T16">Partie gagnée CS : Type message, idJoueur</text:span></text:p>
      <text:p text:style-name="P5"><text:tab/>-<text:span text:style-name="T16">Fin du jeu SC : Type message</text:span></text:p>
      <text:p text:style-name="P5"><text:tab/>-<text:span text:style-name="T21">Info du jeu SC : Type message, grille</text:span></text:p>
      <text:p text:style-name="P5"/>
      <text:p text:style-name="P8">Structures nécessaires : Elements du jeu</text:p>
      <text:p text:style-name="P8"><text:tab/>-case → objet <text:span text:style-name="T17">ou vide(→ bleu)</text:span></text:p>
      <text:p text:style-name="P8">Objets</text:p>
      <text:p text:style-name="P8"><text:tab/>-Poisson → thread <text:span text:style-name="T18">poisson</text:span>, type</text:p>
      <text:p text:style-name="P8"><text:tab/>-Dynamite → id du joueur</text:p>
      <text:p text:style-name="P8"><text:tab/>-Requin → id joueur, type aléatoire</text:p>
      <text:p text:style-name="P8"><text:tab/>-Pneu → id joueur</text:p>
      <text:p text:style-name="P8"><text:tab/>-Ligne → id joueur,<text:span text:style-name="T23"> ? thread chrono </text:span>?</text:p>
      <text:p text:style-name="P8"/>
      <text:p text:style-name="P9">Thread nécessaires :</text:p>
      <text:p text:style-name="P9"><text:tab/>Poisson</text:p>
      <text:p text:style-name="P9"><text:tab/><text:span text:style-name="T23">?Requin ?</text:span></text:p>
      <text:p text:style-name="P9"><text:tab/>Partie (gérer fin du jeu)</text:p>
      <text:p text:style-name="P9"><text:tab/><text:span text:style-name="T19">Affichage (chez le client)</text:span></text:p>
      <text:p text:style-name="P17"><text:tab/><text:span text:style-name="T23">?Réception des messages ?</text:span></text:p>
      <text:p text:style-name="P9"/>
      <text:p text:style-name="P16">Ajouts optionnelles : on affiche au fur et à mesure ce qui se passe (« J2 a pêché un pneu ! », « J1 gagne un point et 300 poireaus ! »), on fait un vrai début de partie (l’étang s’affiche, les poissons bougent, puis « 3… 2… 1… Pêchez! », et à ce moment on pêche), affichage de pseudo au lieu de J1 et J2</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37:52.308047481</meta:creation-date>
    <meta:editing-duration>PT48M40S</meta:editing-duration>
    <meta:editing-cycles>5</meta:editing-cycles>
    <meta:generator>LibreOffice/5.1.6.2$Linux_X86_64 LibreOffice_project/10m0$Build-2</meta:generator>
    <dc:date>2020-03-20T15:26:20.364820847</dc:date>
    <meta:document-statistic meta:table-count="0" meta:image-count="0" meta:object-count="0" meta:page-count="2" meta:paragraph-count="45" meta:word-count="985" meta:character-count="5264" meta:non-whitespace-character-count="4282"/>
  </office:meta>
</office:document-meta>
</file>